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2pt" officeooo:rsid="00048241" officeooo:paragraph-rsid="00048241" style:font-size-asian="12pt" style:font-size-complex="12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Calibri" fo:font-size="12pt" officeooo:rsid="00048241" officeooo:paragraph-rsid="00048241" style:font-size-asian="12pt" style:font-size-complex="12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Calibri" fo:font-size="12pt" officeooo:rsid="00048241" officeooo:paragraph-rsid="00059e0f" style:font-size-asian="12pt" style:font-size-complex="12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Calibri" fo:font-size="12pt" officeooo:rsid="00048241" officeooo:paragraph-rsid="00078173" style:font-size-asian="12pt" style:font-size-complex="12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Calibri" fo:font-size="12pt" officeooo:rsid="00048241" officeooo:paragraph-rsid="00078370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2pt" officeooo:rsid="0006fff7" officeooo:paragraph-rsid="0006fff7" style:font-size-asian="12pt" style:font-size-complex="12pt"/>
    </style:style>
    <style:style style:name="T1" style:family="text">
      <style:text-properties officeooo:rsid="00059e0f"/>
    </style:style>
    <style:style style:name="T2" style:family="text">
      <style:text-properties officeooo:rsid="0006ab34"/>
    </style:style>
    <style:style style:name="T3" style:family="text">
      <style:text-properties officeooo:rsid="00078173"/>
    </style:style>
    <style:style style:name="T4" style:family="text">
      <style:text-properties officeooo:rsid="000783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: 4 Semanas <text:span text:style-name="T3">(Segunda a Sexta, 8 horas por dia).</text:span></text:p>
      <text:p text:style-name="P1">Story Point: <text:span text:style-name="T2">10</text:span> horas.</text:p>
      <text:p text:style-name="P6">Foram considerados 15SP por Sprint.</text:p>
      <text:list xml:id="list2068804403" text:style-name="L1">
        <text:list-item>
          <text:p text:style-name="P2">Sprint Planning 1 - <text:span text:style-name="T1">10SP</text:span>:</text:p>
          <text:list>
            <text:list-item>
              <text:p text:style-name="P2">Como &lt;Personal&gt; Quero &lt;cadastrar meus alunos na aplicação&gt; Para &lt;que eles tenham acesso aos seus dados e eu possa controlar quem acessa o sistema&gt; - 5<text:span text:style-name="T2">SP</text:span></text:p>
            </text:list-item>
            <text:list-item>
              <text:p text:style-name="P2">Como &lt;Personal&gt; Quero &lt;cadastrar mais personais na aplicação&gt; Para &lt;manter o quadro de personais atualizado&gt; - 5<text:span text:style-name="T2">SP</text:span></text:p>
              <text:p text:style-name="P5"/>
              <text:p text:style-name="P5"><text:span text:style-name="T3">De acordo com a realidade da equipe, a execução dessa Sprint é viável pois o tempo necessário para o pleno andamento dela é de 100 horas e o tempo disponível é de 160 horas.</text:span></text:p>
            </text:list-item>
          </text:list>
        </text:list-item>
        <text:list-item>
          <text:p text:style-name="P2">Sprint Planning 2 – <text:span text:style-name="T1">11SP</text:span>:</text:p>
          <text:list>
            <text:list-item>
              <text:p text:style-name="P2">Como &lt;Usuário&gt; Quero &lt;poder redefinir minha senha de acesso quando precisar&gt; Para &lt;recuperar meu acesso ao sistema&gt; - <text:span text:style-name="T1">8</text:span><text:span text:style-name="T2">SP</text:span></text:p>
            </text:list-item>
            <text:list-item>
              <text:p text:style-name="P2">Como &lt;Usuário&gt; Quero &lt;poder editar meus dados cadastrais&gt; Para &lt;manter minhas informações atualizadas&gt; - <text:span text:style-name="T1">3</text:span><text:span text:style-name="T2">SP</text:span></text:p>
              <text:p text:style-name="P4"/>
              <text:p text:style-name="P4"><text:span text:style-name="T3">De acordo com a realidade da equipe, a execução dessa Sprint é viável pois o tempo necessário para o pleno andamento dela é de 1</text:span><text:span text:style-name="T4">1</text:span><text:span text:style-name="T3">0 horas e o tempo disponível é de 160 horas.</text:span></text:p>
            </text:list-item>
          </text:list>
        </text:list-item>
        <text:list-item>
          <text:p text:style-name="P2">Sprint Planning 3 - <text:span text:style-name="T1">1</text:span><text:span text:style-name="T2">3</text:span><text:span text:style-name="T1">SP</text:span>:</text:p>
          <text:list>
            <text:list-item>
              <text:p text:style-name="P2">Como &lt;Personal&gt; Quero &lt;gerenciar (cadastrar, remover e visualizar) as fichas de treino de meus alunos&gt; Para &lt;conseguir fornecer um atendimento mais personalizado para cada um&gt; - <text:span text:style-name="T1">13</text:span><text:span text:style-name="T2">SP</text:span></text:p>
              <text:p text:style-name="P5"/>
              <text:p text:style-name="P5"><text:span text:style-name="T3">De acordo com a realidade da equipe, a execução dessa Sprint é viável pois o tempo necessário para o pleno andamento dela é de 1</text:span><text:span text:style-name="T4">3</text:span><text:span text:style-name="T3">0 horas e o tempo disponível é de 160 horas.</text:span></text:p>
            </text:list-item>
          </text:list>
        </text:list-item>
        <text:list-item>
          <text:p text:style-name="P2">Sprint Planning 4 - <text:span text:style-name="T1">12SP</text:span>:</text:p>
          <text:list>
            <text:list-item>
              <text:p text:style-name="P2">Como &lt;Aluno&gt; Quero &lt;consultar minhas fichas de treino&gt; Para &lt;visualizar os meus treinos&gt; <text:span text:style-name="T1">3</text:span><text:span text:style-name="T2">SP</text:span></text:p>
            </text:list-item>
            <text:list-item>
              <text:p text:style-name="P3"><text:soft-page-break/>Como &lt;Aluno&gt; Quero &lt;consultar minhas avaliações físicas&gt; Para &lt;que eu possa acompanhar meu desenvolvimento&gt; - <text:span text:style-name="T1">3</text:span><text:span text:style-name="T2">SP</text:span></text:p>
            </text:list-item>
            <text:list-item>
              <text:p text:style-name="P3">Como &lt;Aluno&gt; Quero &lt;imprimir minhas avaliações físicas&gt; Para &lt;envia-la para meus nutricionistas e amigos&gt; - <text:span text:style-name="T1">3</text:span><text:span text:style-name="T2">SP</text:span></text:p>
            </text:list-item>
            <text:list-item>
              <text:p text:style-name="P3">Como &lt;Aluno&gt; Quero &lt;imprimir minhas fichas de treino&gt; Para &lt;consulta-las quando não tiver internet&gt; - <text:span text:style-name="T1">3</text:span><text:span text:style-name="T2">SP</text:span></text:p>
              <text:p text:style-name="P5"/>
              <text:p text:style-name="P5"><text:span text:style-name="T3">De acordo com a realidade da equipe, a execução dessa Sprint é viável pois o tempo necessário para o pleno andamento dela é de 1</text:span><text:span text:style-name="T4">2</text:span><text:span text:style-name="T3">0 horas e o tempo disponível é de 160 horas.</text:span></text:p>
            </text:list-item>
          </text:list>
        </text:list-item>
        <text:list-item>
          <text:p text:style-name="P2">Sprint Planning 5 - <text:span text:style-name="T1">13SP</text:span>:</text:p>
          <text:list>
            <text:list-item>
              <text:p text:style-name="P2">Como &lt;Personal&gt; Quero &lt;gerenciar (cadastrar, remover e visualizar) as avaliações físicas de meus alunos&gt; Para &lt;conseguir controlar o progresso físico deles&gt; - <text:span text:style-name="T1">13</text:span><text:span text:style-name="T2">SP</text:span></text:p>
              <text:p text:style-name="P5"/>
              <text:p text:style-name="P5"><text:span text:style-name="T3">De acordo com a realidade da equipe, a execução dessa Sprint é viável pois o tempo necessário para o pleno andamento dela é de 1</text:span><text:span text:style-name="T4">3</text:span><text:span text:style-name="T3">0 horas e o tempo disponível é de 160 horas.</text:span></text:p>
            </text:list-item>
          </text:list>
        </text:list-item>
        <text:list-item>
          <text:p text:style-name="P2">Sprint Planning 6 <text:s/>- <text:span text:style-name="T1">16SP</text:span>:</text:p>
          <text:list>
            <text:list-item>
              <text:p text:style-name="P2"><text:s/>Como &lt;Personal&gt; Quero &lt;gerar relatórios das fichas de treino dos meus alunos&gt; Para &lt;que eu possa imprimir e entregar as mesmas para eles&gt; - <text:span text:style-name="T1">8</text:span><text:span text:style-name="T2">SP</text:span></text:p>
            </text:list-item>
            <text:list-item>
              <text:p text:style-name="P2">Como &lt;Personal&gt; Quero &lt;gerar relatório das avaliações físicas dos meus alunos&gt; Para &lt;que eu possa imprimir e entregar as mesmas para eles após as consultas&gt; - <text:span text:style-name="T1">8</text:span><text:span text:style-name="T2">SP</text:span></text:p>
              <text:p text:style-name="P5"/>
              <text:p text:style-name="P5"><text:span text:style-name="T3">De acordo com a realidade da equipe, a execução dessa Sprint é viável pois o tempo necessário para o pleno andamento dela é de </text:span><text:span text:style-name="T4">160</text:span><text:span text:style-name="T3"> horas e o tempo disponível é de 160 horas.</text:span></text:p>
            </text:list-item>
          </text:list>
        </text:list-item>
        <text:list-item>
          <text:p text:style-name="P2">Sprint Planning 7 – <text:span text:style-name="T1">16SP</text:span>:</text:p>
          <text:list>
            <text:list-item>
              <text:p text:style-name="P3">Como &lt;Personal&gt; Quero &lt;manter (cadastrar, editar, remover e visualizar) os exercícios padrões da academia&gt; Para &lt;não precisar ficar reescrevendo as mesmas coisas toda vez&gt; - <text:span text:style-name="T1">8</text:span><text:span text:style-name="T2">SP</text:span></text:p>
            </text:list-item>
            <text:list-item>
              <text:p text:style-name="P3">Como &lt;Personal&gt; Quero &lt;anexar um vídeo a cada exercício&gt; Para &lt;que os alunos possam identificar aquele exercício mais facilmente&gt; - <text:span text:style-name="T1">0</text:span><text:span text:style-name="T2">SP</text:span></text:p>
            </text:list-item>
            <text:list-item>
              <text:p text:style-name="P2"><text:soft-page-break/>Como &lt;Personal&gt; Quero &lt;gerenciar (cadastrar, remover, editar e visualizar) o mural de avisos&gt; Para &lt;manter os alunos informados e o mural de avisos limpo e organizado&gt; - <text:span text:style-name="T1">8</text:span><text:span text:style-name="T2">SP</text:span></text:p>
            </text:list-item>
            <text:list-item>
              <text:p text:style-name="P2">Como &lt;Aluno&gt; Quero &lt;desejo visualizar o mural de avisos&gt; Para &lt;para me manter informado sobre a academia&gt; - <text:span text:style-name="T1">0</text:span><text:span text:style-name="T2">SP</text:span></text:p>
              <text:p text:style-name="P2"/>
              <text:p text:style-name="P5"><text:span text:style-name="T3">De acordo com a realidade da equipe, a execução dessa Sprint é viável pois o tempo necessário para o pleno andamento dela é de 1</text:span><text:span text:style-name="T4">6</text:span><text:span text:style-name="T3">0 horas e o tempo disponível é de 160 horas.</text:span></text:p>
            </text:list-item>
          </text:list>
        </text:list-item>
      </text:list>
      <text:p text:style-name="P1"/>
      <text:p text:style-name="P6">Somatória das Sprints: 91SP.</text:p>
      <text:p text:style-name="P6">Total de Horas no Projeto: 910 hor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1:22:31.228000000</meta:creation-date>
    <dc:date>2022-06-13T12:21:27.415000000</dc:date>
    <meta:editing-duration>PT6M53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3" meta:paragraph-count="35" meta:word-count="659" meta:character-count="3771" meta:non-whitespace-character-count="3166"/>
  </office:meta>
</office:document-meta>
</file>